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1.04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27.36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8.29mm"/>
    </style:style>
    <style:style style:name="co14" style:family="table-column">
      <style:table-column-properties fo:break-before="auto" style:column-width="18.24mm"/>
    </style:style>
    <style:style style:name="co15" style:family="table-column">
      <style:table-column-properties fo:break-before="auto" style:column-width="12.44mm"/>
    </style:style>
    <style:style style:name="co16" style:family="table-column">
      <style:table-column-properties fo:break-before="auto" style:column-width="21.66mm"/>
    </style:style>
    <style:style style:name="co17" style:family="table-column">
      <style:table-column-properties fo:break-before="auto" style:column-width="31.24mm"/>
    </style:style>
    <style:style style:name="co18" style:family="table-column">
      <style:table-column-properties fo:break-before="auto" style:column-width="46.16mm"/>
    </style:style>
    <style:style style:name="co19" style:family="table-column">
      <style:table-column-properties fo:break-before="auto" style:column-width="6.07mm"/>
    </style:style>
    <style:style style:name="co20" style:family="table-column">
      <style:table-column-properties fo:break-before="auto" style:column-width="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" style:family="table-cell" style:parent-style-name="Default">
      <style:table-cell-properties style:glyph-orientation-vertical="0" fo:background-color="#ff3333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#ff3333" style:cell-protect="protected" style:print-content="true" style:diagonal-bl-tr="none" style:diagonal-tl-br="none" fo:border="0.74pt solid #000000" fo:padding="0.71mm" style:rotation-align="none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angal" style:font-size-asian="12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</office:automatic-styles>
  <office:body>
    <office:spreadsheet>
      <table:calculation-settings table:case-sensitive="false" table:use-regular-expressions="false"/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visibility="collapse" table:default-cell-style-name="ce1"/>
        <table:table-column table:style-name="co17" table:default-cell-style-name="ce1"/>
        <table:table-column table:style-name="co1" table:number-columns-repeated="239" table:default-cell-style-name="ce1"/>
        <table:table-column table:style-name="co1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Instruções Tipo R</text:p>
          </table:table-cell>
          <table:covered-table-cell table:number-columns-repeated="5" table:style-name="ce3"/>
          <table:table-cell/>
          <table:table-cell table:style-name="ce3" office:value-type="string" calcext:value-type="string" table:number-columns-spanned="5" table:number-rows-spanned="1">
            <text:p>Instruções Tipo I</text:p>
          </table:table-cell>
          <table:covered-table-cell table:number-columns-repeated="4" table:style-name="ce3"/>
          <table:table-cell/>
          <table:table-cell table:style-name="ce3" office:value-type="string" calcext:value-type="string" table:number-columns-spanned="5" table:number-rows-spanned="1">
            <text:p>Instruções Tipo J</text:p>
          </table:table-cell>
          <table:covered-table-cell table:number-columns-repeated="4" table:style-name="ce3"/>
          <table:table-cell table:number-columns-repeated="1005"/>
        </table:table-row>
        <table:table-row table:style-name="ro2">
          <table:table-cell table:style-name="ce2"/>
          <table:table-cell table:style-name="ce4" office:value-type="string" calcext:value-type="string">
            <text:p>OPC(4)</text:p>
          </table:table-cell>
          <table:table-cell table:style-name="ce4" office:value-type="string" calcext:value-type="string">
            <text:p>R1(3)</text:p>
          </table:table-cell>
          <table:table-cell table:style-name="ce4" office:value-type="string" calcext:value-type="string">
            <text:p>R2(3)</text:p>
          </table:table-cell>
          <table:table-cell table:style-name="ce4" office:value-type="string" calcext:value-type="string">
            <text:p>Rdest(3)</text:p>
          </table:table-cell>
          <table:table-cell table:style-name="ce8" office:value-type="string" calcext:value-type="string">
            <text:p>XXX</text:p>
          </table:table-cell>
          <table:table-cell table:style-name="ce4" office:value-type="string" calcext:value-type="string">
            <text:p>INSTR.MQ</text:p>
          </table:table-cell>
          <table:table-cell table:style-name="ce2"/>
          <table:table-cell table:style-name="ce4" office:value-type="string" calcext:value-type="string">
            <text:p>OPC(4)</text:p>
          </table:table-cell>
          <table:table-cell table:style-name="ce4" office:value-type="string" calcext:value-type="string">
            <text:p>R1(3)</text:p>
          </table:table-cell>
          <table:table-cell table:style-name="ce11" office:value-type="string" calcext:value-type="string">
            <text:p>X</text:p>
          </table:table-cell>
          <table:table-cell table:style-name="ce4" office:value-type="string" calcext:value-type="string">
            <text:p>Imediato(8)</text:p>
          </table:table-cell>
          <table:table-cell table:style-name="ce4" office:value-type="string" calcext:value-type="string">
            <text:p>INSTR.MQ</text:p>
          </table:table-cell>
          <table:table-cell table:style-name="ce2"/>
          <table:table-cell table:style-name="ce4" office:value-type="string" calcext:value-type="string">
            <text:p>OPC(4)</text:p>
          </table:table-cell>
          <table:table-cell table:style-name="ce11" office:value-type="string" calcext:value-type="string">
            <text:p>XXXX</text:p>
          </table:table-cell>
          <table:table-cell table:style-name="ce4"/>
          <table:table-cell table:style-name="ce4" office:value-type="string" calcext:value-type="string">
            <text:p>Deslocamento(8)</text:p>
          </table:table-cell>
          <table:table-cell table:style-name="ce4" office:value-type="string" calcext:value-type="string">
            <text:p>INSTR.MQ</text:p>
          </table:table-cell>
          <table:table-cell table:style-name="ce2" table:number-columns-repeated="1005"/>
        </table:table-row>
        <table:table-row table:style-name="ro2">
          <table:table-cell/>
          <table:table-cell table:style-name="ce5" office:value-type="string" calcext:value-type="string">
            <text:p>CPY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10" table:formula="of:=IF([.B6]=&quot;NOP&quot;;0;  IF([.B6]=&quot;ADD&quot;;DEC2HEX(1*(2^12)+([.C6]*2^9)+([.D6]*2^6)+([.E6]*2^3));  IF([.B6]=&quot;AND&quot;;DEC2HEX(2*(2^12)+([.C6]*2^9)+([.D6]*2^6)+([.E6]*2^3));  IF([.B6]=&quot;OR&quot;;DEC2HEX(3*(2^12)+([.C6]*2^9)+([.D6]*2^6)+([.E6]*2^3));  IF([.B6]=&quot;SUB&quot;;DEC2HEX(4*(2^12)+([.C6]*2^9)+([.D6]*2^6)+([.E6]*2^3));  IF([.B6]=&quot;NEG&quot;;DEC2HEX(5*(2^12)+([.C6]*2^9)+([.E6]*2^3));  IF([.B6]=&quot;NOT&quot;;DEC2HEX(6*(2^12)+([.C6]*2^9)+([.E6]*2^3));  IF([.B6]=&quot;CPY&quot;;DEC2HEX(7*(2^12)+([.C6]*2^9)+([.E6]*2^3));  IF([.B6]=&quot;INPUT&quot;;DEC2HEX(14*(2^12)+([.C6]*2^9)+([.E6]*2^3));  IF([.B6]=&quot;OUTPUT&quot;;DEC2HEX(15*(2^12)+([.C6]*2^9)+([.E6]*2^3));  &quot;ERRO&quot;))))))))))" office:value-type="string" office:string-value="7000" calcext:value-type="string">
            <text:p>7000</text:p>
          </table:table-cell>
          <table:table-cell/>
          <table:table-cell table:style-name="ce5" office:value-type="string" calcext:value-type="string">
            <text:p>CP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IF([.I6]=&quot;LRG&quot;;DEC2HEX(8*2^12+[.J6]*2^9+IF([.L6]&lt;0;256+[.L6];[.L6]));  IF([.I6]=&quot;BLT&quot;;DEC2HEX(9*2^12+[.J6]*2^9+IF([.L6]&lt;0;256+[.L6];[.L6]));  IF([.I6]=&quot;BGT&quot;;DEC2HEX(10*2^12+[.J6]*2^9+IF([.L6]&lt;0;256+[.L6];[.L6]));  IF([.I6]=&quot;BEQ&quot;;DEC2HEX(11*2^12+[.J6]*2^9+IF([.L6]&lt;0;256+[.L6];[.L6]));  IF([.I6]=&quot;BNE&quot;;DEC2HEX(12*2^12+[.J6]*2^9+IF([.L6]&lt;0;256+[.L6];[.L6]));  &quot;ERRO&quot;)))))" office:value-type="string" office:string-value="ERRO" calcext:value-type="string">
            <text:p>ERRO</text:p>
          </table:table-cell>
          <table:table-cell/>
          <table:table-cell table:style-name="ce5" office:value-type="string" calcext:value-type="string">
            <text:p>LRG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table:formula="of:=IF([.O6]=&quot;JMP&quot;;DEC2HEX(13*(2^12)+IF([.R6]&lt;0;256+[.R6];[.R6]));&quot;ERRO&quot;)" office:value-type="string" office:string-value="ERRO" calcext:value-type="string">
            <text:p>ERRO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ADD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7]=&quot;NOP&quot;;0;  IF([.B7]=&quot;ADD&quot;;DEC2HEX(1*(2^12)+([.C7]*2^9)+([.D7]*2^6)+([.E7]*2^3));  IF([.B7]=&quot;AND&quot;;DEC2HEX(2*(2^12)+([.C7]*2^9)+([.D7]*2^6)+([.E7]*2^3));  IF([.B7]=&quot;OR&quot;;DEC2HEX(3*(2^12)+([.C7]*2^9)+([.D7]*2^6)+([.E7]*2^3));  IF([.B7]=&quot;SUB&quot;;DEC2HEX(4*(2^12)+([.C7]*2^9)+([.D7]*2^6)+([.E7]*2^3));  IF([.B7]=&quot;NEG&quot;;DEC2HEX(5*(2^12)+([.C7]*2^9)+([.E7]*2^3));  IF([.B7]=&quot;NOT&quot;;DEC2HEX(6*(2^12)+([.C7]*2^9)+([.E7]*2^3));  IF([.B7]=&quot;CPY&quot;;DEC2HEX(7*(2^12)+([.C7]*2^9)+([.E7]*2^3));  IF([.B7]=&quot;INPUT&quot;;DEC2HEX(14*(2^12)+([.C7]*2^9)+([.E7]*2^3));  IF([.B7]=&quot;OUTPUT&quot;;DEC2HEX(15*(2^12)+([.C7]*2^9)+([.E7]*2^3));  &quot;ERRO&quot;))))))))))" office:value-type="string" office:string-value="14A0" calcext:value-type="string">
            <text:p>14A0</text:p>
          </table:table-cell>
          <table:table-cell/>
          <table:table-cell table:style-name="ce5" office:value-type="string" calcext:value-type="string">
            <text:p>BL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IF([.I7]=&quot;LRG&quot;;DEC2HEX(8*2^12+[.J7]*2^9+IF([.L7]&lt;0;256+[.L7];[.L7]));  IF([.I7]=&quot;BLT&quot;;DEC2HEX(9*2^12+[.J7]*2^9+IF([.L7]&lt;0;256+[.L7];[.L7]));  IF([.I7]=&quot;BGT&quot;;DEC2HEX(10*2^12+[.J7]*2^9+IF([.L7]&lt;0;256+[.L7];[.L7]));  IF([.I7]=&quot;BEQ&quot;;DEC2HEX(11*2^12+[.J7]*2^9+IF([.L7]&lt;0;256+[.L7];[.L7]));  IF([.I7]=&quot;BNE&quot;;DEC2HEX(12*2^12+[.J7]*2^9+IF([.L7]&lt;0;256+[.L7];[.L7]));  &quot;ERRO&quot;)))))" office:value-type="string" office:string-value="9201" calcext:value-type="string">
            <text:p>9201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-4" calcext:value-type="float">
            <text:p>-4</text:p>
          </table:table-cell>
          <table:table-cell table:style-name="ce14" table:formula="of:=IF([.O7]=&quot;JMP&quot;;DEC2HEX(13*(2^12)+IF([.R7]&lt;0;256+[.R7];[.R7]));&quot;ERRO&quot;)" office:value-type="string" office:string-value="D0FC" calcext:value-type="string">
            <text:p>D0F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AN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8]=&quot;NOP&quot;;0;  IF([.B8]=&quot;ADD&quot;;DEC2HEX(1*(2^12)+([.C8]*2^9)+([.D8]*2^6)+([.E8]*2^3));  IF([.B8]=&quot;AND&quot;;DEC2HEX(2*(2^12)+([.C8]*2^9)+([.D8]*2^6)+([.E8]*2^3));  IF([.B8]=&quot;OR&quot;;DEC2HEX(3*(2^12)+([.C8]*2^9)+([.D8]*2^6)+([.E8]*2^3));  IF([.B8]=&quot;SUB&quot;;DEC2HEX(4*(2^12)+([.C8]*2^9)+([.D8]*2^6)+([.E8]*2^3));  IF([.B8]=&quot;NEG&quot;;DEC2HEX(5*(2^12)+([.C8]*2^9)+([.E8]*2^3));  IF([.B8]=&quot;NOT&quot;;DEC2HEX(6*(2^12)+([.C8]*2^9)+([.E8]*2^3));  IF([.B8]=&quot;CPY&quot;;DEC2HEX(7*(2^12)+([.C8]*2^9)+([.E8]*2^3));  IF([.B8]=&quot;INPUT&quot;;DEC2HEX(14*(2^12)+([.C8]*2^9)+([.E8]*2^3));  IF([.B8]=&quot;OUTPUT&quot;;DEC2HEX(15*(2^12)+([.C8]*2^9)+([.E8]*2^3));  &quot;ERRO&quot;))))))))))" office:value-type="string" office:string-value="2710" calcext:value-type="string">
            <text:p>2710</text:p>
          </table:table-cell>
          <table:table-cell/>
          <table:table-cell table:style-name="ce5" office:value-type="string" calcext:value-type="string">
            <text:p>BG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IF([.I8]=&quot;LRG&quot;;DEC2HEX(8*2^12+[.J8]*2^9+IF([.L8]&lt;0;256+[.L8];[.L8]));  IF([.I8]=&quot;BLT&quot;;DEC2HEX(9*2^12+[.J8]*2^9+IF([.L8]&lt;0;256+[.L8];[.L8]));  IF([.I8]=&quot;BGT&quot;;DEC2HEX(10*2^12+[.J8]*2^9+IF([.L8]&lt;0;256+[.L8];[.L8]));  IF([.I8]=&quot;BEQ&quot;;DEC2HEX(11*2^12+[.J8]*2^9+IF([.L8]&lt;0;256+[.L8];[.L8]));  IF([.I8]=&quot;BNE&quot;;DEC2HEX(12*2^12+[.J8]*2^9+IF([.L8]&lt;0;256+[.L8];[.L8]));  &quot;ERRO&quot;)))))" office:value-type="string" office:string-value="A203" calcext:value-type="string">
            <text:p>A203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4" table:formula="of:=IF([.O8]=&quot;JMP&quot;;DEC2HEX(13*(2^12)+IF([.R8]&lt;0;256+[.R8];[.R8]));&quot;ERRO&quot;)" office:value-type="string" office:string-value="D005" calcext:value-type="string">
            <text:p>D005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OR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9]=&quot;NOP&quot;;0;  IF([.B9]=&quot;ADD&quot;;DEC2HEX(1*(2^12)+([.C9]*2^9)+([.D9]*2^6)+([.E9]*2^3));  IF([.B9]=&quot;AND&quot;;DEC2HEX(2*(2^12)+([.C9]*2^9)+([.D9]*2^6)+([.E9]*2^3));  IF([.B9]=&quot;OR&quot;;DEC2HEX(3*(2^12)+([.C9]*2^9)+([.D9]*2^6)+([.E9]*2^3));  IF([.B9]=&quot;SUB&quot;;DEC2HEX(4*(2^12)+([.C9]*2^9)+([.D9]*2^6)+([.E9]*2^3));  IF([.B9]=&quot;NEG&quot;;DEC2HEX(5*(2^12)+([.C9]*2^9)+([.E9]*2^3));  IF([.B9]=&quot;NOT&quot;;DEC2HEX(6*(2^12)+([.C9]*2^9)+([.E9]*2^3));  IF([.B9]=&quot;CPY&quot;;DEC2HEX(7*(2^12)+([.C9]*2^9)+([.E9]*2^3));  IF([.B9]=&quot;INPUT&quot;;DEC2HEX(14*(2^12)+([.C9]*2^9)+([.E9]*2^3));  IF([.B9]=&quot;OUTPUT&quot;;DEC2HEX(15*(2^12)+([.C9]*2^9)+([.E9]*2^3));  &quot;ERRO&quot;))))))))))" office:value-type="string" office:string-value="3000" calcext:value-type="string">
            <text:p>3000</text:p>
          </table:table-cell>
          <table:table-cell/>
          <table:table-cell table:style-name="ce5" office:value-type="string" calcext:value-type="string">
            <text:p>BEQ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IF([.I9]=&quot;LRG&quot;;DEC2HEX(8*2^12+[.J9]*2^9+IF([.L9]&lt;0;256+[.L9];[.L9]));  IF([.I9]=&quot;BLT&quot;;DEC2HEX(9*2^12+[.J9]*2^9+IF([.L9]&lt;0;256+[.L9];[.L9]));  IF([.I9]=&quot;BGT&quot;;DEC2HEX(10*2^12+[.J9]*2^9+IF([.L9]&lt;0;256+[.L9];[.L9]));  IF([.I9]=&quot;BEQ&quot;;DEC2HEX(11*2^12+[.J9]*2^9+IF([.L9]&lt;0;256+[.L9];[.L9]));  IF([.I9]=&quot;BNE&quot;;DEC2HEX(12*2^12+[.J9]*2^9+IF([.L9]&lt;0;256+[.L9];[.L9]));  &quot;ERRO&quot;)))))" office:value-type="string" office:string-value="B602" calcext:value-type="string">
            <text:p>B602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9]=&quot;JMP&quot;;DEC2HEX(13*(2^12)+IF([.R9]&lt;0;256+[.R9];[.R9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INPU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10]=&quot;NOP&quot;;0;  IF([.B10]=&quot;ADD&quot;;DEC2HEX(1*(2^12)+([.C10]*2^9)+([.D10]*2^6)+([.E10]*2^3));  IF([.B10]=&quot;AND&quot;;DEC2HEX(2*(2^12)+([.C10]*2^9)+([.D10]*2^6)+([.E10]*2^3));  IF([.B10]=&quot;OR&quot;;DEC2HEX(3*(2^12)+([.C10]*2^9)+([.D10]*2^6)+([.E10]*2^3));  IF([.B10]=&quot;SUB&quot;;DEC2HEX(4*(2^12)+([.C10]*2^9)+([.D10]*2^6)+([.E10]*2^3));  IF([.B10]=&quot;NEG&quot;;DEC2HEX(5*(2^12)+([.C10]*2^9)+([.E10]*2^3));  IF([.B10]=&quot;NOT&quot;;DEC2HEX(6*(2^12)+([.C10]*2^9)+([.E10]*2^3));  IF([.B10]=&quot;CPY&quot;;DEC2HEX(7*(2^12)+([.C10]*2^9)+([.E10]*2^3));  IF([.B10]=&quot;INPUT&quot;;DEC2HEX(14*(2^12)+([.C10]*2^9)+([.E10]*2^3));  IF([.B10]=&quot;OUTPUT&quot;;DEC2HEX(15*(2^12)+([.C10]*2^9)+([.E10]*2^3));  &quot;ERRO&quot;))))))))))" office:value-type="string" office:string-value="E008" calcext:value-type="string">
            <text:p>E008</text:p>
          </table:table-cell>
          <table:table-cell/>
          <table:table-cell table:style-name="ce5" office:value-type="string" calcext:value-type="string">
            <text:p>BN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IF([.I10]=&quot;LRG&quot;;DEC2HEX(8*2^12+[.J10]*2^9+IF([.L10]&lt;0;256+[.L10];[.L10]));  IF([.I10]=&quot;BLT&quot;;DEC2HEX(9*2^12+[.J10]*2^9+IF([.L10]&lt;0;256+[.L10];[.L10]));  IF([.I10]=&quot;BGT&quot;;DEC2HEX(10*2^12+[.J10]*2^9+IF([.L10]&lt;0;256+[.L10];[.L10]));  IF([.I10]=&quot;BEQ&quot;;DEC2HEX(11*2^12+[.J10]*2^9+IF([.L10]&lt;0;256+[.L10];[.L10]));  IF([.I10]=&quot;BNE&quot;;DEC2HEX(12*2^12+[.J10]*2^9+IF([.L10]&lt;0;256+[.L10];[.L10]));  &quot;ERRO&quot;)))))" office:value-type="string" office:string-value="C203" calcext:value-type="string">
            <text:p>C203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10]=&quot;JMP&quot;;DEC2HEX(13*(2^12)+IF([.R10]&lt;0;256+[.R10];[.R10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OUTPU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11]=&quot;NOP&quot;;0;  IF([.B11]=&quot;ADD&quot;;DEC2HEX(1*(2^12)+([.C11]*2^9)+([.D11]*2^6)+([.E11]*2^3));  IF([.B11]=&quot;AND&quot;;DEC2HEX(2*(2^12)+([.C11]*2^9)+([.D11]*2^6)+([.E11]*2^3));  IF([.B11]=&quot;OR&quot;;DEC2HEX(3*(2^12)+([.C11]*2^9)+([.D11]*2^6)+([.E11]*2^3));  IF([.B11]=&quot;SUB&quot;;DEC2HEX(4*(2^12)+([.C11]*2^9)+([.D11]*2^6)+([.E11]*2^3));  IF([.B11]=&quot;NEG&quot;;DEC2HEX(5*(2^12)+([.C11]*2^9)+([.E11]*2^3));  IF([.B11]=&quot;NOT&quot;;DEC2HEX(6*(2^12)+([.C11]*2^9)+([.E11]*2^3));  IF([.B11]=&quot;CPY&quot;;DEC2HEX(7*(2^12)+([.C11]*2^9)+([.E11]*2^3));  IF([.B11]=&quot;INPUT&quot;;DEC2HEX(14*(2^12)+([.C11]*2^9)+([.E11]*2^3));  IF([.B11]=&quot;OUTPUT&quot;;DEC2HEX(15*(2^12)+([.C11]*2^9)+([.E11]*2^3));  &quot;ERRO&quot;))))))))))" office:value-type="string" office:string-value="F600" calcext:value-type="string">
            <text:p>F600</text:p>
          </table:table-cell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IF([.I11]=&quot;LRG&quot;;DEC2HEX(8*2^12+[.J11]*2^9+IF([.L11]&lt;0;256+[.L11];[.L11]));  IF([.I11]=&quot;BLT&quot;;DEC2HEX(9*2^12+[.J11]*2^9+IF([.L11]&lt;0;256+[.L11];[.L11]));  IF([.I11]=&quot;BGT&quot;;DEC2HEX(10*2^12+[.J11]*2^9+IF([.L11]&lt;0;256+[.L11];[.L11]));  IF([.I11]=&quot;BEQ&quot;;DEC2HEX(11*2^12+[.J11]*2^9+IF([.L11]&lt;0;256+[.L11];[.L11]));  IF([.I11]=&quot;BNE&quot;;DEC2HEX(12*2^12+[.J11]*2^9+IF([.L11]&lt;0;256+[.L11];[.L11]));  &quot;ERRO&quot;)))))" office:value-type="string" office:string-value="ERRO" calcext:value-type="string">
            <text:p>ERRO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11]=&quot;JMP&quot;;DEC2HEX(13*(2^12)+IF([.R11]&lt;0;256+[.R11];[.R11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SUB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12]=&quot;NOP&quot;;0;  IF([.B12]=&quot;ADD&quot;;DEC2HEX(1*(2^12)+([.C12]*2^9)+([.D12]*2^6)+([.E12]*2^3));  IF([.B12]=&quot;AND&quot;;DEC2HEX(2*(2^12)+([.C12]*2^9)+([.D12]*2^6)+([.E12]*2^3));  IF([.B12]=&quot;OR&quot;;DEC2HEX(3*(2^12)+([.C12]*2^9)+([.D12]*2^6)+([.E12]*2^3));  IF([.B12]=&quot;SUB&quot;;DEC2HEX(4*(2^12)+([.C12]*2^9)+([.D12]*2^6)+([.E12]*2^3));  IF([.B12]=&quot;NEG&quot;;DEC2HEX(5*(2^12)+([.C12]*2^9)+([.E12]*2^3));  IF([.B12]=&quot;NOT&quot;;DEC2HEX(6*(2^12)+([.C12]*2^9)+([.E12]*2^3));  IF([.B12]=&quot;CPY&quot;;DEC2HEX(7*(2^12)+([.C12]*2^9)+([.E12]*2^3));  IF([.B12]=&quot;INPUT&quot;;DEC2HEX(14*(2^12)+([.C12]*2^9)+([.E12]*2^3));  IF([.B12]=&quot;OUTPUT&quot;;DEC2HEX(15*(2^12)+([.C12]*2^9)+([.E12]*2^3));  &quot;ERRO&quot;))))))))))" office:value-type="string" office:string-value="4688" calcext:value-type="string">
            <text:p>4688</text:p>
          </table:table-cell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<text:s text:c="3"/></text:p>
          </table:table-cell>
          <table:table-cell table:style-name="ce12" table:formula="of:=IF([.I12]=&quot;LRG&quot;;DEC2HEX(8*2^12+[.J12]*2^9+IF([.L12]&lt;0;256+[.L12];[.L12]));  IF([.I12]=&quot;BLT&quot;;DEC2HEX(9*2^12+[.J12]*2^9+IF([.L12]&lt;0;256+[.L12];[.L12]));  IF([.I12]=&quot;BGT&quot;;DEC2HEX(10*2^12+[.J12]*2^9+IF([.L12]&lt;0;256+[.L12];[.L12]));  IF([.I12]=&quot;BEQ&quot;;DEC2HEX(11*2^12+[.J12]*2^9+IF([.L12]&lt;0;256+[.L12];[.L12]));  IF([.I12]=&quot;BNE&quot;;DEC2HEX(12*2^12+[.J12]*2^9+IF([.L12]&lt;0;256+[.L12];[.L12]));  &quot;ERRO&quot;)))))" office:value-type="string" office:string-value="ERRO" calcext:value-type="string">
            <text:p>ERRO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12]=&quot;JMP&quot;;DEC2HEX(13*(2^12)+IF([.R12]&lt;0;256+[.R12];[.R12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NEG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13]=&quot;NOP&quot;;0;  IF([.B13]=&quot;ADD&quot;;DEC2HEX(1*(2^12)+([.C13]*2^9)+([.D13]*2^6)+([.E13]*2^3));  IF([.B13]=&quot;AND&quot;;DEC2HEX(2*(2^12)+([.C13]*2^9)+([.D13]*2^6)+([.E13]*2^3));  IF([.B13]=&quot;OR&quot;;DEC2HEX(3*(2^12)+([.C13]*2^9)+([.D13]*2^6)+([.E13]*2^3));  IF([.B13]=&quot;SUB&quot;;DEC2HEX(4*(2^12)+([.C13]*2^9)+([.D13]*2^6)+([.E13]*2^3));  IF([.B13]=&quot;NEG&quot;;DEC2HEX(5*(2^12)+([.C13]*2^9)+([.E13]*2^3));  IF([.B13]=&quot;NOT&quot;;DEC2HEX(6*(2^12)+([.C13]*2^9)+([.E13]*2^3));  IF([.B13]=&quot;CPY&quot;;DEC2HEX(7*(2^12)+([.C13]*2^9)+([.E13]*2^3));  IF([.B13]=&quot;INPUT&quot;;DEC2HEX(14*(2^12)+([.C13]*2^9)+([.E13]*2^3));  IF([.B13]=&quot;OUTPUT&quot;;DEC2HEX(15*(2^12)+([.C13]*2^9)+([.E13]*2^3));  &quot;ERRO&quot;))))))))))" office:value-type="string" office:string-value="5600" calcext:value-type="string">
            <text:p>5600</text:p>
          </table:table-cell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IF([.I13]=&quot;LRG&quot;;DEC2HEX(8*2^12+[.J13]*2^9+IF([.L13]&lt;0;256+[.L13];[.L13]));  IF([.I13]=&quot;BLT&quot;;DEC2HEX(9*2^12+[.J13]*2^9+IF([.L13]&lt;0;256+[.L13];[.L13]));  IF([.I13]=&quot;BGT&quot;;DEC2HEX(10*2^12+[.J13]*2^9+IF([.L13]&lt;0;256+[.L13];[.L13]));  IF([.I13]=&quot;BEQ&quot;;DEC2HEX(11*2^12+[.J13]*2^9+IF([.L13]&lt;0;256+[.L13];[.L13]));  IF([.I13]=&quot;BNE&quot;;DEC2HEX(12*2^12+[.J13]*2^9+IF([.L13]&lt;0;256+[.L13];[.L13]));  &quot;ERRO&quot;)))))" office:value-type="string" office:string-value="ERRO" calcext:value-type="string">
            <text:p>ERRO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13]=&quot;JMP&quot;;DEC2HEX(13*(2^12)+IF([.R13]&lt;0;256+[.R13];[.R13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NO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B14]=&quot;NOP&quot;;0;  IF([.B14]=&quot;ADD&quot;;DEC2HEX(1*(2^12)+([.C14]*2^9)+([.D14]*2^6)+([.E14]*2^3));  IF([.B14]=&quot;AND&quot;;DEC2HEX(2*(2^12)+([.C14]*2^9)+([.D14]*2^6)+([.E14]*2^3));  IF([.B14]=&quot;OR&quot;;DEC2HEX(3*(2^12)+([.C14]*2^9)+([.D14]*2^6)+([.E14]*2^3));  IF([.B14]=&quot;SUB&quot;;DEC2HEX(4*(2^12)+([.C14]*2^9)+([.D14]*2^6)+([.E14]*2^3));  IF([.B14]=&quot;NEG&quot;;DEC2HEX(5*(2^12)+([.C14]*2^9)+([.E14]*2^3));  IF([.B14]=&quot;NOT&quot;;DEC2HEX(6*(2^12)+([.C14]*2^9)+([.E14]*2^3));  IF([.B14]=&quot;CPY&quot;;DEC2HEX(7*(2^12)+([.C14]*2^9)+([.E14]*2^3));  IF([.B14]=&quot;INPUT&quot;;DEC2HEX(14*(2^12)+([.C14]*2^9)+([.E14]*2^3));  IF([.B14]=&quot;OUTPUT&quot;;DEC2HEX(15*(2^12)+([.C14]*2^9)+([.E14]*2^3));  &quot;ERRO&quot;))))))))))" office:value-type="string" office:string-value="6800" calcext:value-type="string">
            <text:p>6800</text:p>
          </table:table-cell>
          <table:table-cell/>
          <table:table-cell table:style-name="ce5" office:value-type="string" calcext:value-type="string">
            <text:p>LRG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table:formula="of:=IF([.I14]=&quot;LRG&quot;;DEC2HEX(8*2^12+[.J14]*2^9+IF([.L14]&lt;0;256+[.L14];[.L14]));  IF([.I14]=&quot;BLT&quot;;DEC2HEX(9*2^12+[.J14]*2^9+IF([.L14]&lt;0;256+[.L14];[.L14]));  IF([.I14]=&quot;BGT&quot;;DEC2HEX(10*2^12+[.J14]*2^9+IF([.L14]&lt;0;256+[.L14];[.L14]));  IF([.I14]=&quot;BEQ&quot;;DEC2HEX(11*2^12+[.J14]*2^9+IF([.L14]&lt;0;256+[.L14];[.L14]));  IF([.I14]=&quot;BNE&quot;;DEC2HEX(12*2^12+[.J14]*2^9+IF([.L14]&lt;0;256+[.L14];[.L14]));  &quot;ERRO&quot;)))))" office:value-type="string" office:string-value="8801" calcext:value-type="string">
            <text:p>8801</text:p>
          </table:table-cell>
          <table:table-cell/>
          <table:table-cell table:style-name="ce5" office:value-type="string" calcext:value-type="string">
            <text:p>JMP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table:formula="of:=IF([.O14]=&quot;JMP&quot;;DEC2HEX(13*(2^12)+IF([.R14]&lt;0;256+[.R14];[.R14]));&quot;ERRO&quot;)" office:value-type="string" office:string-value="D001" calcext:value-type="string">
            <text:p>D001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strução</text:p>
          </table:table-cell>
          <table:table-cell table:style-name="ce3" office:value-type="string" calcext:value-type="string" table:number-columns-spanned="5" table:number-rows-spanned="1">
            <text:p>Operação</text:p>
          </table:table-cell>
          <table:covered-table-cell table:number-columns-repeated="4" table:style-name="ce3"/>
          <table:table-cell/>
          <table:table-cell table:style-name="ce3" office:value-type="string" calcext:value-type="string">
            <text:p>Instrução </text:p>
          </table:table-cell>
          <table:table-cell table:style-name="ce3" office:value-type="string" calcext:value-type="string" table:number-columns-spanned="4" table:number-rows-spanned="1">
            <text:p>Operação</text:p>
          </table:table-cell>
          <table:covered-table-cell table:number-columns-repeated="3" table:style-name="ce3"/>
          <table:table-cell/>
          <table:table-cell table:style-name="ce13" office:value-type="string" calcext:value-type="string">
            <text:p>Instrução</text:p>
          </table:table-cell>
          <table:table-cell table:style-name="ce3" office:value-type="string" calcext:value-type="string" table:number-columns-spanned="4" table:number-rows-spanned="1">
            <text:p>Operação</text:p>
          </table:table-cell>
          <table:covered-table-cell table:number-columns-repeated="3" table:style-name="ce3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NOP</text:p>
          </table:table-cell>
          <table:table-cell table:style-name="ce7" table:number-columns-spanned="5" table:number-rows-spanned="1"/>
          <table:covered-table-cell table:number-columns-repeated="4" table:style-name="ce7"/>
          <table:table-cell/>
          <table:table-cell table:style-name="ce6" office:value-type="string" calcext:value-type="string">
            <text:p>LRG</text:p>
          </table:table-cell>
          <table:table-cell table:style-name="ce6" office:value-type="string" calcext:value-type="string" table:number-columns-spanned="4" table:number-rows-spanned="1">
            <text:p>R[R1]=Imediato</text:p>
          </table:table-cell>
          <table:covered-table-cell table:number-columns-repeated="3" table:style-name="ce6"/>
          <table:table-cell/>
          <table:table-cell table:style-name="ce6" office:value-type="string" calcext:value-type="string">
            <text:p>JMP</text:p>
          </table:table-cell>
          <table:table-cell table:style-name="ce6" office:value-type="string" calcext:value-type="string" table:number-columns-spanned="4" table:number-rows-spanned="1">
            <text:p>PC = PC + Deslocamento</text:p>
          </table:table-cell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7" office:value-type="string" calcext:value-type="string" table:number-columns-spanned="5" table:number-rows-spanned="1">
            <text:p>R[Rdest] = R[R1]+ R[R2]</text:p>
          </table:table-cell>
          <table:covered-table-cell table:number-columns-repeated="4" table:style-name="ce7"/>
          <table:table-cell/>
          <table:table-cell table:style-name="ce6" office:value-type="string" calcext:value-type="string">
            <text:p>BLT</text:p>
          </table:table-cell>
          <table:table-cell table:style-name="ce6" office:value-type="string" calcext:value-type="string" table:number-columns-spanned="4" table:number-rows-spanned="1">
            <text:p>PC=(R[R1][7]==1? PC+Imediato : PC+1 )</text:p>
          </table:table-cell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2">
          <table:table-cell/>
          <table:table-cell table:style-name="ce6" office:value-type="string" calcext:value-type="string">
            <text:p>AND</text:p>
          </table:table-cell>
          <table:table-cell table:style-name="ce7" office:value-type="string" calcext:value-type="string" table:number-columns-spanned="5" table:number-rows-spanned="1">
            <text:p>R[Rdest] = R[R1] &amp; R[R2] </text:p>
          </table:table-cell>
          <table:covered-table-cell table:number-columns-repeated="4" table:style-name="ce7"/>
          <table:table-cell/>
          <table:table-cell table:style-name="ce6" office:value-type="string" calcext:value-type="string">
            <text:p>BGT</text:p>
          </table:table-cell>
          <table:table-cell table:style-name="ce6" office:value-type="string" calcext:value-type="string" table:number-columns-spanned="4" table:number-rows-spanned="1">
            <text:p>PC=(R[R1][7]==0? PC+Imediato : PC+1 )</text:p>
          </table:table-cell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OR</text:p>
          </table:table-cell>
          <table:table-cell table:style-name="ce7" office:value-type="string" calcext:value-type="string" table:number-columns-spanned="5" table:number-rows-spanned="1">
            <text:p>R[Rdest] = R[R1] | R[R2]</text:p>
          </table:table-cell>
          <table:covered-table-cell table:number-columns-repeated="4" table:style-name="ce7"/>
          <table:table-cell/>
          <table:table-cell table:style-name="ce6" office:value-type="string" calcext:value-type="string">
            <text:p>BEQ</text:p>
          </table:table-cell>
          <table:table-cell table:style-name="ce6" office:value-type="string" calcext:value-type="string" table:number-columns-spanned="4" table:number-rows-spanned="1">
            <text:p>PC=(R[R1]==0? PC+Imediato : PC+1 )</text:p>
          </table:table-cell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INPUT</text:p>
          </table:table-cell>
          <table:table-cell table:style-name="ce7" office:value-type="string" calcext:value-type="string" table:number-columns-spanned="5" table:number-rows-spanned="1">
            <text:p>R[Rdest] = SW[7:0]</text:p>
          </table:table-cell>
          <table:covered-table-cell table:number-columns-repeated="4" table:style-name="ce7"/>
          <table:table-cell/>
          <table:table-cell table:style-name="ce6" office:value-type="string" calcext:value-type="string">
            <text:p>BNE</text:p>
          </table:table-cell>
          <table:table-cell table:style-name="ce6" office:value-type="string" calcext:value-type="string" table:number-columns-spanned="4" table:number-rows-spanned="1">
            <text:p>PC=(R[R1]!=0? PC+Imediato : PC+1 )</text:p>
          </table:table-cell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OUTPUT</text:p>
          </table:table-cell>
          <table:table-cell table:style-name="ce7" office:value-type="string" calcext:value-type="string" table:number-columns-spanned="5" table:number-rows-spanned="1">
            <text:p>HEX[Rdest]=R[R1]</text:p>
          </table:table-cell>
          <table:covered-table-cell table:number-columns-repeated="4" table:style-name="ce7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2">
          <table:table-cell/>
          <table:table-cell table:style-name="ce6" office:value-type="string" calcext:value-type="string">
            <text:p>SUB</text:p>
          </table:table-cell>
          <table:table-cell table:style-name="ce6" office:value-type="string" calcext:value-type="string" table:number-columns-spanned="5" table:number-rows-spanned="1">
            <text:p>R[Rdest] = R[R1]- R[R2]</text:p>
          </table:table-cell>
          <table:covered-table-cell table:number-columns-repeated="4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NEG</text:p>
          </table:table-cell>
          <table:table-cell table:style-name="ce6" office:value-type="string" calcext:value-type="string" table:number-columns-spanned="5" table:number-rows-spanned="1">
            <text:p>R[Rdest] = -R[R1]</text:p>
          </table:table-cell>
          <table:covered-table-cell table:number-columns-repeated="4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NOT</text:p>
          </table:table-cell>
          <table:table-cell table:style-name="ce6" office:value-type="string" calcext:value-type="string" table:number-columns-spanned="5" table:number-rows-spanned="1">
            <text:p>R[Rdest] = ~R[R1]</text:p>
          </table:table-cell>
          <table:covered-table-cell table:number-columns-repeated="4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CPY</text:p>
          </table:table-cell>
          <table:table-cell table:style-name="ce6" office:value-type="string" calcext:value-type="string" table:number-columns-spanned="5" table:number-rows-spanned="1">
            <text:p>R[Rdest] = R[R1]</text:p>
          </table:table-cell>
          <table:covered-table-cell table:number-columns-repeated="4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/>
          <table: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0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15" table:default-cell-style-name="ce1"/>
        <table:table-column table:style-name="co1" table:number-columns-repeated="240" table:default-cell-style-name="ce1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1"/>
        <table:table-row table:style-name="ro3">
          <table:table-cell table:number-columns-repeated="257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pitch="variable" style:font-name-asian="Microsoft YaHei" style:font-family-asian="'Microsoft YaHei'" style:font-family-generic-asian="system" style:font-pitch-asian="variable" style:font-name-complex="Arial1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9:31:09.77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09:30:02.310000000</meta:creation-date>
    <dc:date>2016-06-14T15:19:37.676000000</dc:date>
    <meta:editing-cycles>20</meta:editing-cycles>
    <meta:editing-duration>P1DT8H25M43S</meta:editing-duration>
    <meta:generator>LibreOffice/5.0.4.2$Windows_x86 LibreOffice_project/2b9802c1994aa0b7dc6079e128979269cf95bc78</meta:generator>
    <meta:document-statistic meta:table-count="3" meta:cell-count="187" meta:object-count="0"/>
  </office:meta>
</office:document-meta>
</file>